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501cm" svg:y="26.508cm">
            <draw:object draw:notify-on-update-of-ranges="Sheet1.A42:Sheet1.A42 Sheet1.A43:Sheet1.A48 Sheet1.E42:Sheet1.E42 Sheet1.E43:Sheet1.E48 Sheet1.A42:Sheet1.A42 Sheet1.A43:Sheet1.A48 Sheet1.H42:Sheet1.H42 Sheet1.H43:Sheet1.H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589cm" svg:height="11.306cm" svg:x="0.557cm" svg:y="42.718cm">
            <draw:object draw:notify-on-update-of-ranges="Sheet1.A87:Sheet1.A87 Sheet1.A88:Sheet1.A92 Sheet1.B87:Sheet1.B87 Sheet1.B88:Sheet1.B92 Sheet1.A87:Sheet1.A87 Sheet1.A88:Sheet1.A92 Sheet1.C87:Sheet1.C87 Sheet1.C88:Sheet1.C92 Sheet1.A87:Sheet1.A87 Sheet1.A88:Sheet1.A92 Sheet1.D87:Sheet1.D87 Sheet1.D88:Sheet1.D9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office:value-type="string" calcext:value-type="string">
            <text:p>All lines differ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single</text:p>
          </table:table-cell>
          <table:table-cell office:value-type="string" calcext:value-type="string">
            <text:p>21 bit double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90" calcext:value-type="float">
            <text:p>39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One line differ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single</text:p>
          </table:table-cell>
          <table:table-cell office:value-type="string" calcext:value-type="string">
            <text:p>21 bit double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45" calcext:value-type="float">
            <text:p>9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12" calcext:value-type="float">
            <text:p>91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12" calcext:value-type="float">
            <text:p>61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error frac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ll lines differe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single – all distinct elements</text:p>
          </table:table-cell>
          <table:table-cell office:value-type="string" calcext:value-type="string">
            <text:p>21 bit double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8]/[.$B25]" office:value-type="float" office:value="0.000001" calcext:value-type="float">
            <text:p>0,000001</text:p>
          </table:table-cell>
          <table:table-cell table:formula="of:=[.C8]/[.$B25]" office:value-type="float" office:value="0" calcext:value-type="float">
            <text:p>0</text:p>
          </table:table-cell>
          <table:table-cell/>
          <table:table-cell table:formula="of:=[.E8]/[.$B25]" office:value-type="float" office:value="0.0000005" calcext:value-type="float">
            <text:p>0,0000005</text:p>
          </table:table-cell>
          <table:table-cell table:formula="of:=[.F8]/[.$B25]" office:value-type="float" office:value="0" calcext:value-type="float">
            <text:p>0</text:p>
          </table:table-cell>
          <table:table-cell/>
          <table:table-cell table:formula="of:=[.H8]/[.$B25]" office:value-type="float" office:value="0" calcext:value-type="float">
            <text:p>0</text:p>
          </table:table-cell>
          <table:table-cell/>
          <table:table-cell table:formula="of:=[.J8]/[.$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9]/[.$B26]" office:value-type="float" office:value="0.000004" calcext:value-type="float">
            <text:p>0,000004</text:p>
          </table:table-cell>
          <table:table-cell table:formula="of:=[.C9]/[.$B26]" office:value-type="float" office:value="0" calcext:value-type="float">
            <text:p>0</text:p>
          </table:table-cell>
          <table:table-cell/>
          <table:table-cell table:formula="of:=[.E9]/[.$B26]" office:value-type="float" office:value="0.000001" calcext:value-type="float">
            <text:p>0,000001</text:p>
          </table:table-cell>
          <table:table-cell table:formula="of:=[.F9]/[.$B26]" office:value-type="float" office:value="0" calcext:value-type="float">
            <text:p>0</text:p>
          </table:table-cell>
          <table:table-cell/>
          <table:table-cell table:formula="of:=[.H9]/[.$B26]" office:value-type="float" office:value="0" calcext:value-type="float">
            <text:p>0</text:p>
          </table:table-cell>
          <table:table-cell/>
          <table:table-cell table:formula="of:=[.J9]/[.$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10]/[.$B27]" office:value-type="float" office:value="0.00012" calcext:value-type="float">
            <text:p>0,00012</text:p>
          </table:table-cell>
          <table:table-cell table:formula="of:=[.C10]/[.$B27]" office:value-type="float" office:value="0" calcext:value-type="float">
            <text:p>0</text:p>
          </table:table-cell>
          <table:table-cell/>
          <table:table-cell table:formula="of:=[.E10]/[.$B27]" office:value-type="float" office:value="0.00002" calcext:value-type="float">
            <text:p>0,00002</text:p>
          </table:table-cell>
          <table:table-cell table:formula="of:=[.F10]/[.$B27]" office:value-type="float" office:value="0" calcext:value-type="float">
            <text:p>0</text:p>
          </table:table-cell>
          <table:table-cell/>
          <table:table-cell table:formula="of:=[.H10]/[.$B27]" office:value-type="float" office:value="0" calcext:value-type="float">
            <text:p>0</text:p>
          </table:table-cell>
          <table:table-cell/>
          <table:table-cell table:formula="of:=[.J10]/[.$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11]/[.$B28]" office:value-type="float" office:value="0.0088" calcext:value-type="float">
            <text:p>0,0088</text:p>
          </table:table-cell>
          <table:table-cell table:formula="of:=[.C11]/[.$B28]" office:value-type="float" office:value="0.0001" calcext:value-type="float">
            <text:p>0,0001</text:p>
          </table:table-cell>
          <table:table-cell/>
          <table:table-cell table:formula="of:=[.E11]/[.$B28]" office:value-type="float" office:value="0.0018" calcext:value-type="float">
            <text:p>0,0018</text:p>
          </table:table-cell>
          <table:table-cell table:formula="of:=[.F11]/[.$B28]" office:value-type="float" office:value="0" calcext:value-type="float">
            <text:p>0</text:p>
          </table:table-cell>
          <table:table-cell/>
          <table:table-cell table:formula="of:=[.H11]/[.$B28]" office:value-type="float" office:value="0.0008" calcext:value-type="float">
            <text:p>0,0008</text:p>
          </table:table-cell>
          <table:table-cell/>
          <table:table-cell table:formula="of:=[.J11]/[.$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2]/[.$B29]" office:value-type="float" office:value="0.39" calcext:value-type="float">
            <text:p>0,39</text:p>
          </table:table-cell>
          <table:table-cell table:formula="of:=[.C12]/[.$B29]" office:value-type="float" office:value="0.151" calcext:value-type="float">
            <text:p>0,151</text:p>
          </table:table-cell>
          <table:table-cell/>
          <table:table-cell table:formula="of:=[.E12]/[.$B29]" office:value-type="float" office:value="0.151" calcext:value-type="float">
            <text:p>0,151</text:p>
          </table:table-cell>
          <table:table-cell table:formula="of:=[.F12]/[.$B29]" office:value-type="float" office:value="0.014" calcext:value-type="float">
            <text:p>0,014</text:p>
          </table:table-cell>
          <table:table-cell/>
          <table:table-cell table:formula="of:=[.H12]/[.$B29]" office:value-type="float" office:value="0.044" calcext:value-type="float">
            <text:p>0,044</text:p>
          </table:table-cell>
          <table:table-cell/>
          <table:table-cell table:formula="of:=[.J12]/[.$B29]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table:formula="of:=[.J13]/[.$B30]" office:value-type="float" office:value="0.06" calcext:value-type="float">
            <text:p>0,06</text:p>
          </table:table-cell>
        </table:table-row>
        <table:table-row table:style-name="ro2">
          <table:table-cell office:value-type="string" calcext:value-type="string">
            <text:p>One line differe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20 bit single</text:p>
          </table:table-cell>
          <table:table-cell office:value-type="string" calcext:value-type="string">
            <text:p>20 bit double</text:p>
          </table:table-cell>
          <table:table-cell/>
          <table:table-cell office:value-type="string" calcext:value-type="string">
            <text:p>21 bit single – single distinct element</text:p>
          </table:table-cell>
          <table:table-cell office:value-type="string" calcext:value-type="string">
            <text:p>21 bit double</text:p>
          </table:table-cell>
          <table:table-cell/>
          <table:table-cell office:value-type="string" calcext:value-type="string">
            <text:p>22 bit single</text:p>
          </table:table-cell>
          <table:table-cell/>
          <table:table-cell office:value-type="string" calcext:value-type="string">
            <text:p>25 b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7]/[.$B25]" office:value-type="float" office:value="0.0000958" calcext:value-type="float">
            <text:p>0,0000958</text:p>
          </table:table-cell>
          <table:table-cell table:formula="of:=[.C17]/[.$B25]" office:value-type="float" office:value="0" calcext:value-type="float">
            <text:p>0</text:p>
          </table:table-cell>
          <table:table-cell/>
          <table:table-cell table:formula="of:=[.E17]/[.$B25]" office:value-type="float" office:value="0.0000479" calcext:value-type="float">
            <text:p>0,0000479</text:p>
          </table:table-cell>
          <table:table-cell table:formula="of:=[.F17]/[.$B25]" office:value-type="float" office:value="0" calcext:value-type="float">
            <text:p>0</text:p>
          </table:table-cell>
          <table:table-cell/>
          <table:table-cell table:formula="of:=[.H17]/[.$B25]" office:value-type="float" office:value="0.0000225" calcext:value-type="float">
            <text:p>0,0000225</text:p>
          </table:table-cell>
          <table:table-cell/>
          <table:table-cell table:formula="of:=[.J17]/[.$B25]" office:value-type="float" office:value="0.0000031" calcext:value-type="float">
            <text:p>0,00000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8]/[.$B26]" office:value-type="float" office:value="0.000956" calcext:value-type="float">
            <text:p>0,000956</text:p>
          </table:table-cell>
          <table:table-cell office:value-type="string" calcext:value-type="string">
            <text:p>B</text:p>
          </table:table-cell>
          <table:table-cell/>
          <table:table-cell table:formula="of:=[.E18]/[.$B26]" office:value-type="float" office:value="0.000491" calcext:value-type="float">
            <text:p>0,000491</text:p>
          </table:table-cell>
          <table:table-cell table:formula="of:=[.F18]/[.$B26]" office:value-type="float" office:value="0" calcext:value-type="float">
            <text:p>0</text:p>
          </table:table-cell>
          <table:table-cell/>
          <table:table-cell table:formula="of:=[.H18]/[.$B26]" office:value-type="float" office:value="0.000236" calcext:value-type="float">
            <text:p>0,000236</text:p>
          </table:table-cell>
          <table:table-cell/>
          <table:table-cell table:formula="of:=[.J18]/[.$B26]" office:value-type="float" office:value="0.000029" calcext:value-type="float">
            <text:p>0,0000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19]/[.$B27]" office:value-type="float" office:value="0.00945" calcext:value-type="float">
            <text:p>0,00945</text:p>
          </table:table-cell>
          <table:table-cell table:formula="of:=[.C19]/[.$B27]" office:value-type="float" office:value="0.0002" calcext:value-type="float">
            <text:p>0,0002</text:p>
          </table:table-cell>
          <table:table-cell/>
          <table:table-cell table:formula="of:=[.E19]/[.$B27]" office:value-type="float" office:value="0.00492" calcext:value-type="float">
            <text:p>0,00492</text:p>
          </table:table-cell>
          <table:table-cell table:formula="of:=[.F19]/[.$B27]" office:value-type="float" office:value="0" calcext:value-type="float">
            <text:p>0</text:p>
          </table:table-cell>
          <table:table-cell/>
          <table:table-cell table:formula="of:=[.H19]/[.$B27]" office:value-type="float" office:value="0.00237" calcext:value-type="float">
            <text:p>0,00237</text:p>
          </table:table-cell>
          <table:table-cell/>
          <table:table-cell table:formula="of:=[.J19]/[.$B27]" office:value-type="float" office:value="0.00026" calcext:value-type="float">
            <text:p>0,000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0]/[.$B28]" office:value-type="float" office:value="0.0912" calcext:value-type="float">
            <text:p>0,0912</text:p>
          </table:table-cell>
          <table:table-cell table:formula="of:=[.C20]/[.$B28]" office:value-type="float" office:value="0.0073" calcext:value-type="float">
            <text:p>0,0073</text:p>
          </table:table-cell>
          <table:table-cell/>
          <table:table-cell table:formula="of:=[.E20]/[.$B28]" office:value-type="float" office:value="0.0483" calcext:value-type="float">
            <text:p>0,0483</text:p>
          </table:table-cell>
          <table:table-cell table:formula="of:=[.F20]/[.$B28]" office:value-type="float" office:value="0.0019" calcext:value-type="float">
            <text:p>0,0019</text:p>
          </table:table-cell>
          <table:table-cell/>
          <table:table-cell table:formula="of:=[.H20]/[.$B28]" office:value-type="float" office:value="0.025" calcext:value-type="float">
            <text:p>0,025</text:p>
          </table:table-cell>
          <table:table-cell/>
          <table:table-cell table:formula="of:=[.J20]/[.$B28]" office:value-type="float" office:value="0.0024" calcext:value-type="float">
            <text:p>0,002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21]/[.$B29]" office:value-type="float" office:value="0.612" calcext:value-type="float">
            <text:p>0,612</text:p>
          </table:table-cell>
          <table:table-cell table:formula="of:=[.C21]/[.$B29]" office:value-type="float" office:value="0.333" calcext:value-type="float">
            <text:p>0,333</text:p>
          </table:table-cell>
          <table:table-cell/>
          <table:table-cell table:formula="of:=[.E21]/[.$B29]" office:value-type="float" office:value="0.379" calcext:value-type="float">
            <text:p>0,379</text:p>
          </table:table-cell>
          <table:table-cell table:formula="of:=[.F21]/[.$B29]" office:value-type="float" office:value="0.145" calcext:value-type="float">
            <text:p>0,145</text:p>
          </table:table-cell>
          <table:table-cell/>
          <table:table-cell table:formula="of:=[.H21]/[.$B29]" office:value-type="float" office:value="0.217" calcext:value-type="float">
            <text:p>0,217</text:p>
          </table:table-cell>
          <table:table-cell/>
          <table:table-cell table:formula="of:=[.J21]/[.$B29]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8"/>
          <table:table-cell table:formula="of:=[.J22]/[.$B30]" office:value-type="float" office:value="0.23" calcext:value-type="float">
            <text:p>0,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n / p</text:p>
          </table:table-cell>
          <table:table-cell office:value-type="string" calcext:value-type="string">
            <text:p>for single</text:p>
          </table:table-cell>
          <table:table-cell table:number-columns-repeated="3"/>
          <table:table-cell office:value-type="string" calcext:value-type="string">
            <text:p>n/p</text:p>
          </table:table-cell>
          <table:table-cell office:value-type="string" calcext:value-type="string">
            <text:p>for double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formula="of:=POWER(2;21)" office:value-type="float" office:value="2097152" calcext:value-type="float">
            <text:p>2097152</text:p>
          </table:table-cell>
          <table:table-cell table:formula="of:=POWER(2;22)" office:value-type="float" office:value="4194304" calcext:value-type="float">
            <text:p>4194304</text:p>
          </table:table-cell>
          <table:table-cell table:formula="of:=POWER(2;25)"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n</text:p>
          </table:table-cell>
          <table:table-cell table:formula="of:=POWER(2;21)" office:value-type="float" office:value="2097152" calcext:value-type="float">
            <text:p>2097152</text:p>
          </table:table-cell>
          <table:table-cell table:formula="of:=POWER(2;22)" office:value-type="float" office:value="4194304" calcext:value-type="float">
            <text:p>4194304</text:p>
          </table:table-cell>
          <table:table-cell table:formula="of:=POWER(2;25)" office:value-type="float" office:value="33554432" calcext:value-type="float">
            <text:p>335544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[.$A52]/[.B$51]" office:value-type="float" office:value="0.000095367431640625" calcext:value-type="float">
            <text:p>9,5367431640625E-005</text:p>
          </table:table-cell>
          <table:table-cell table:formula="of:=2*[.$A52]/[.C$51]" office:value-type="float" office:value="0.0000476837158203125" calcext:value-type="float">
            <text:p>4,76837158203125E-005</text:p>
          </table:table-cell>
          <table:table-cell table:formula="of:=2*[.$A52]/[.D$51]" office:value-type="float" office:value="0.00000596046447753906" calcext:value-type="float">
            <text:p>5,96046447753906E-00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A52]/[.G$51]" office:value-type="float" office:value="0.0000476837158203125" calcext:value-type="float">
            <text:p>4,76837158203125E-005</text:p>
          </table:table-cell>
          <table:table-cell table:formula="of:=[.$A52]/[.H$51]" office:value-type="float" office:value="0.0000238418579101562" calcext:value-type="float">
            <text:p>2,38418579101562E-005</text:p>
          </table:table-cell>
          <table:table-cell table:formula="of:=[.$A52]/[.I$51]" office:value-type="float" office:value="0.00000298023223876953" calcext:value-type="float">
            <text:p>2,98023223876953E-00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[.$A53]/[.B$51]" office:value-type="float" office:value="0.00095367431640625" calcext:value-type="float">
            <text:p>0,0009536743</text:p>
          </table:table-cell>
          <table:table-cell table:formula="of:=2*[.$A53]/[.C$51]" office:value-type="float" office:value="0.000476837158203125" calcext:value-type="float">
            <text:p>0,0004768372</text:p>
          </table:table-cell>
          <table:table-cell table:formula="of:=2*[.$A53]/[.D$51]" office:value-type="float" office:value="0.0000596046447753906" calcext:value-type="float">
            <text:p>5,96046447753906E-00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A53]/[.G$51]" office:value-type="float" office:value="0.000476837158203125" calcext:value-type="float">
            <text:p>0,0004768372</text:p>
          </table:table-cell>
          <table:table-cell table:formula="of:=[.$A53]/[.H$51]" office:value-type="float" office:value="0.000238418579101562" calcext:value-type="float">
            <text:p>0,0002384186</text:p>
          </table:table-cell>
          <table:table-cell table:formula="of:=[.$A53]/[.I$51]" office:value-type="float" office:value="0.0000298023223876953" calcext:value-type="float">
            <text:p>2,98023223876953E-0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[.$A54]/[.B$51]" office:value-type="float" office:value="0.0095367431640625" calcext:value-type="float">
            <text:p>0,0095367432</text:p>
          </table:table-cell>
          <table:table-cell table:formula="of:=2*[.$A54]/[.C$51]" office:value-type="float" office:value="0.00476837158203125" calcext:value-type="float">
            <text:p>0,0047683716</text:p>
          </table:table-cell>
          <table:table-cell table:formula="of:=2*[.$A54]/[.D$51]" office:value-type="float" office:value="0.000596046447753906" calcext:value-type="float">
            <text:p>0,0005960464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$A54]/[.G$51]" office:value-type="float" office:value="0.00476837158203125" calcext:value-type="float">
            <text:p>0,0047683716</text:p>
          </table:table-cell>
          <table:table-cell table:formula="of:=[.$A54]/[.H$51]" office:value-type="float" office:value="0.00238418579101562" calcext:value-type="float">
            <text:p>0,0023841858</text:p>
          </table:table-cell>
          <table:table-cell table:formula="of:=[.$A54]/[.I$51]" office:value-type="float" office:value="0.000298023223876953" calcext:value-type="float">
            <text:p>0,000298023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[.$A55]/[.B$51]" office:value-type="float" office:value="0.095367431640625" calcext:value-type="float">
            <text:p>0,0953674316</text:p>
          </table:table-cell>
          <table:table-cell table:formula="of:=2*[.$A55]/[.C$51]" office:value-type="float" office:value="0.0476837158203125" calcext:value-type="float">
            <text:p>0,0476837158</text:p>
          </table:table-cell>
          <table:table-cell table:formula="of:=2*[.$A55]/[.D$51]" office:value-type="float" office:value="0.00596046447753906" calcext:value-type="float">
            <text:p>0,0059604645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$A55]/[.G$51]" office:value-type="float" office:value="0.0476837158203125" calcext:value-type="float">
            <text:p>0,0476837158</text:p>
          </table:table-cell>
          <table:table-cell table:formula="of:=[.$A55]/[.H$51]" office:value-type="float" office:value="0.0238418579101562" calcext:value-type="float">
            <text:p>0,0238418579</text:p>
          </table:table-cell>
          <table:table-cell table:formula="of:=[.$A55]/[.I$51]" office:value-type="float" office:value="0.00298023223876953" calcext:value-type="float">
            <text:p>0,002980232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2*[.$A56]/[.B$51]" office:value-type="float" office:value="0.95367431640625" calcext:value-type="float">
            <text:p>0,9536743164</text:p>
          </table:table-cell>
          <table:table-cell table:formula="of:=2*[.$A56]/[.C$51]" office:value-type="float" office:value="0.476837158203125" calcext:value-type="float">
            <text:p>0,4768371582</text:p>
          </table:table-cell>
          <table:table-cell table:formula="of:=2*[.$A56]/[.D$51]" office:value-type="float" office:value="0.0596046447753906" calcext:value-type="float">
            <text:p>0,0596046448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$A56]/[.G$51]" office:value-type="float" office:value="0.476837158203125" calcext:value-type="float">
            <text:p>0,4768371582</text:p>
          </table:table-cell>
          <table:table-cell table:formula="of:=[.$A56]/[.H$51]" office:value-type="float" office:value="0.238418579101562" calcext:value-type="float">
            <text:p>0,2384185791</text:p>
          </table:table-cell>
          <table:table-cell table:formula="of:=[.$A56]/[.I$51]" office:value-type="float" office:value="0.0298023223876953" calcext:value-type="float">
            <text:p>0,0298023224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2*[.$A57]/[.B$51]" office:value-type="float" office:value="9.5367431640625" calcext:value-type="float">
            <text:p>9,5367431641</text:p>
          </table:table-cell>
          <table:table-cell table:formula="of:=2*[.$A57]/[.C$51]" office:value-type="float" office:value="4.76837158203125" calcext:value-type="float">
            <text:p>4,768371582</text:p>
          </table:table-cell>
          <table:table-cell table:formula="of:=2*[.$A57]/[.D$51]" office:value-type="float" office:value="0.596046447753906" calcext:value-type="float">
            <text:p>0,5960464478</text:p>
          </table:table-cell>
          <table:table-cell/>
          <table:table-cell office:value-type="float" office:value="10000000" calcext:value-type="float">
            <text:p>10000000</text:p>
          </table:table-cell>
          <table:table-cell table:formula="of:=[.$A57]/[.G$51]" office:value-type="float" office:value="4.76837158203125" calcext:value-type="float">
            <text:p>4,768371582</text:p>
          </table:table-cell>
          <table:table-cell table:formula="of:=[.$A57]/[.H$51]" office:value-type="float" office:value="2.38418579101562" calcext:value-type="float">
            <text:p>2,384185791</text:p>
          </table:table-cell>
          <table:table-cell table:formula="of:=[.$A57]/[.I$51]" office:value-type="float" office:value="0.298023223876953" calcext:value-type="float">
            <text:p>0,2980232239</text:p>
          </table:table-cell>
          <table:table-cell/>
        </table:table-row>
        <table:table-row table:style-name="ro1" table:number-rows-repeated="29">
          <table:table-cell table:number-columns-repeated="1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xpected number of errors</text:p>
          </table:table-cell>
          <table:table-cell office:value-type="string" calcext:value-type="string">
            <text:p>A single distinct element</text:p>
          </table:table-cell>
          <table:table-cell office:value-type="string" calcext:value-type="string">
            <text:p>All distinct elements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95367431640625" calcext:value-type="float">
            <text:p>9,5367431640625E-005</text:p>
          </table:table-cell>
          <table:table-cell office:value-type="float" office:value="0.0000479" calcext:value-type="float">
            <text:p>0,0000479</text:p>
          </table:table-cell>
          <table:table-cell office:value-type="float" office:value="0.0000005" calcext:value-type="float">
            <text:p>0,00000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95367431640625" calcext:value-type="float">
            <text:p>0,0009536743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95367431640625" calcext:value-type="float">
            <text:p>0,0095367432</text:p>
          </table:table-cell>
          <table:table-cell office:value-type="float" office:value="0.00492" calcext:value-type="float">
            <text:p>0,00492</text:p>
          </table:table-cell>
          <table:table-cell office:value-type="float" office:value="0.00002" calcext:value-type="float">
            <text:p>0,00002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95367431640625" calcext:value-type="float">
            <text:p>0,0953674316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0018" calcext:value-type="float">
            <text:p>0,0018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5367431640625" calcext:value-type="float">
            <text:p>0,9536743164</text:p>
          </table:table-cell>
          <table:table-cell office:value-type="float" office:value="0.379" calcext:value-type="float">
            <text:p>0,379</text:p>
          </table:table-cell>
          <table:table-cell office:value-type="float" office:value="0.151" calcext:value-type="float">
            <text:p>0,1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4:50:50.993000000</meta:creation-date>
    <dc:date>2014-05-23T16:18:34.147000000</dc:date>
    <meta:editing-duration>PT1H12M32S</meta:editing-duration>
    <meta:editing-cycles>2</meta:editing-cycles>
    <meta:generator>LibreOffice/4.1.3.2$Windows_x86 LibreOffice_project/70feb7d99726f064edab4605a8ab840c50ec57a</meta:generator>
    <meta:document-statistic meta:table-count="1" meta:cell-count="2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Errors per iterations</text:p>
        </chart:title>
        <chart:subtitle svg:x="4.821cm" svg:y="1.275cm" chart:style-name="ch3">
          <text:p>Multisets with single distinct element</text:p>
        </chart:subtitle>
        <chart:legend chart:legend-position="end" svg:x="10.29cm" svg:y="3.714cm" style:legend-expansion="high" chart:style-name="ch4"/>
        <chart:plot-area chart:style-name="ch5" table:cell-range-address="Sheet1.A42:Sheet1.A48 Sheet1.E42:Sheet1.E48 Sheet1.H42:Sheet1.H48" chart:data-source-has-labels="row" svg:x="1.358cm" svg:y="2.318cm" svg:width="8.292cm" svg:height="5.494cm">
          <chartooo:coordinate-region svg:x="2.826cm" svg:y="2.53cm" svg:width="5.989cm" svg:height="4.609cm"/>
          <chart:axis chart:dimension="x" chart:name="primary-x" chart:style-name="ch6">
            <chart:title svg:x="3.978cm" svg:y="7.993cm" chart:style-name="ch7">
              <text:p>number of elements</text:p>
            </chart:title>
          </chart:axis>
          <chart:axis chart:dimension="y" chart:name="primary-y" chart:style-name="ch8">
            <chart:title svg:x="0.451cm" svg:y="6.181cm" chart:style-name="ch9">
              <text:p>error/iterations</text:p>
            </chart:title>
            <chart:grid chart:style-name="ch10" chart:class="major"/>
          </chart:axis>
          <chart:series chart:style-name="ch11" chart:values-cell-range-address="Sheet1.E43:Sheet1.E48" chart:label-cell-address="Sheet1.E42:Sheet1.E42" chart:class="chart:scatter">
            <chart:domain table:cell-range-address="Sheet1.A43:Sheet1.A48"/>
            <chart:data-point chart:repeated="6"/>
          </chart:series>
          <chart:series chart:style-name="ch12" chart:values-cell-range-address="Sheet1.H43:Sheet1.H48" chart:label-cell-address="Sheet1.H42:Sheet1.H4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1 bit single – single distinct element</text:p>
                <draw:g>
                  <svg:desc>Sheet1.E42:Sheet1.E42</svg:desc>
                </draw:g>
              </table:table-cell>
              <table:table-cell office:value-type="string">
                <text:p>22 bit single</text:p>
                <draw:g>
                  <svg:desc>Sheet1.H42:Sheet1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3:Sheet1.A48</svg:desc>
                </draw:g>
              </table:table-cell>
              <table:table-cell office:value-type="float" office:value="0.0000479">
                <text:p>0.0000479</text:p>
                <draw:g>
                  <svg:desc>Sheet1.E43:Sheet1.E48</svg:desc>
                </draw:g>
              </table:table-cell>
              <table:table-cell office:value-type="float" office:value="0.0000225">
                <text:p>0.0000225</text:p>
                <draw:g>
                  <svg:desc>Sheet1.H43:Sheet1.H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492">
                <text:p>0.00492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483">
                <text:p>0.048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379">
                <text:p>0.37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 draw:opacity-name="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9cm" svg:height="11.307cm" xlink:href=".." xlink:type="simple" chart:class="chart:scatter" chart:style-name="ch1">
        <chart:title svg:x="6.807cm" svg:y="0.362cm" chart:style-name="ch2">
          <text:p>Errors per elements</text:p>
        </chart:title>
        <chart:subtitle svg:x="7.005cm" svg:y="1.367cm" chart:style-name="ch3">
          <text:p>21 bit prime number</text:p>
        </chart:subtitle>
        <chart:legend svg:x="11.545cm" svg:y="6.731cm" style:legend-expansion="custom" chartooo:width="5.697cm" chartooo:height="2.1cm" style:legend-expansion-aspect-ratio="2.71285714285714" chart:style-name="ch4"/>
        <chart:plot-area chart:style-name="ch5" table:cell-range-address="Sheet1.A87:Sheet1.D92" chart:data-source-has-labels="row" svg:x="1.655cm" svg:y="2.965cm" svg:width="13.66cm" svg:height="6.937cm">
          <chartooo:coordinate-region svg:x="3.308cm" svg:y="3.177cm" svg:width="11.357cm" svg:height="6.052cm"/>
          <chart:axis chart:dimension="x" chart:name="primary-x" chart:style-name="ch6">
            <chart:title svg:x="7.74cm" svg:y="10.129cm" chart:style-name="ch7">
              <text:p>elements</text:p>
            </chart:title>
          </chart:axis>
          <chart:axis chart:dimension="y" chart:name="primary-y" chart:style-name="ch8">
            <chart:title svg:x="0.717cm" svg:y="7.654cm" chart:style-name="ch9">
              <text:p>errors/elements</text:p>
            </chart:title>
            <chart:grid chart:style-name="ch10" chart:class="major"/>
          </chart:axis>
          <chart:series chart:style-name="ch11" chart:values-cell-range-address="Sheet1.B88:Sheet1.B92" chart:label-cell-address="Sheet1.B87:Sheet1.B87" chart:class="chart:scatter">
            <chart:domain table:cell-range-address="Sheet1.A88:Sheet1.A92"/>
            <chart:data-point chart:repeated="5"/>
          </chart:series>
          <chart:series chart:style-name="ch12" chart:values-cell-range-address="Sheet1.C88:Sheet1.C92" chart:label-cell-address="Sheet1.C87:Sheet1.C87" chart:class="chart:scatter">
            <chart:data-point chart:repeated="5"/>
          </chart:series>
          <chart:series chart:style-name="ch13" chart:values-cell-range-address="Sheet1.D88:Sheet1.D92" chart:label-cell-address="Sheet1.D87:Sheet1.D8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cted number of errors</text:p>
                <draw:g>
                  <svg:desc>Sheet1.B87:Sheet1.B87</svg:desc>
                </draw:g>
              </table:table-cell>
              <table:table-cell office:value-type="string">
                <text:p>A single distinct element</text:p>
                <draw:g>
                  <svg:desc>Sheet1.C87:Sheet1.C87</svg:desc>
                </draw:g>
              </table:table-cell>
              <table:table-cell office:value-type="string">
                <text:p>All distinct elements</text:p>
                <draw:g>
                  <svg:desc>Sheet1.D87:Sheet1.D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88:Sheet1.A92</svg:desc>
                </draw:g>
              </table:table-cell>
              <table:table-cell office:value-type="float" office:value="0.000095367431640625">
                <text:p>0.000095367431640625</text:p>
                <draw:g>
                  <svg:desc>Sheet1.B88:Sheet1.B92</svg:desc>
                </draw:g>
              </table:table-cell>
              <table:table-cell office:value-type="float" office:value="0.0000479">
                <text:p>0.0000479</text:p>
                <draw:g>
                  <svg:desc>Sheet1.C88:Sheet1.C92</svg:desc>
                </draw:g>
              </table:table-cell>
              <table:table-cell office:value-type="float" office:value="0.0000005">
                <text:p>0.0000005</text:p>
                <draw:g>
                  <svg:desc>Sheet1.D88:Sheet1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95367431640625">
                <text:p>0.00095367431640625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95367431640625">
                <text:p>0.0095367431640625</text:p>
              </table:table-cell>
              <table:table-cell office:value-type="float" office:value="0.00492">
                <text:p>0.0049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95367431640625">
                <text:p>0.095367431640625</text:p>
              </table:table-cell>
              <table:table-cell office:value-type="float" office:value="0.0483">
                <text:p>0.048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95367431640625">
                <text:p>0.95367431640625</text:p>
              </table:table-cell>
              <table:table-cell office:value-type="float" office:value="0.379">
                <text:p>0.379</text:p>
              </table:table-cell>
              <table:table-cell office:value-type="float" office:value="0.151">
                <text:p>0.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